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JetBrains Mono Medium" svg:font-family="'JetBrains Mono Medium'" style:font-pitch="fixed"/>
    <style:font-face style:name="Pragmata Pro Mono" svg:font-family="'Pragmata Pr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JetBrains Mono Medium" fo:font-weight="bold" style:font-weight-asian="bold" style:font-weight-complex="bold"/>
    </style:style>
    <style:style style:name="ce2" style:family="table-cell" style:parent-style-name="Default">
      <style:text-properties style:font-name="JetBrains Mono Medium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JetBrains Mono Medium"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style:font-name="JetBrains Mono Medium" fo:font-weight="bold" style:font-weight-asian="bold" style:font-weight-complex="bold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center" fo:margin-left="0mm"/>
      <style:text-properties style:font-name="JetBrains Mono Medium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3"/>
          <table:table-cell table:style-name="ce1" office:value-type="string" calcext:value-type="string">
            <text:p>X</text:p>
          </table:table-cell>
          <table:table-cell table:style-name="ce3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4" table:number-columns-repeated="3"/>
          <table:table-cell table:style-name="ce1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3"/>
          <table:table-cell table:style-name="ce1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" table:number-columns-repeated="3"/>
          <table:table-cell table:style-name="ce1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/>
          <table:table-cell table:style-name="ce3"/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3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4" table:formula="of:=[.$B15]&amp;&quot; &quot;&amp;[.C$14]" office:value-type="string" office:string-value="1 4" calcext:value-type="string">
            <text:p>1 4</text:p>
          </table:table-cell>
          <table:table-cell table:style-name="ce4" table:formula="of:=[.$B15]&amp;&quot; &quot;&amp;[.D$14]" office:value-type="string" office:string-value="1 5" calcext:value-type="string">
            <text:p>1 5</text:p>
          </table:table-cell>
          <table:table-cell table:style-name="ce4" table:formula="of:=[.$B15]&amp;&quot; &quot;&amp;[.E$14]" office:value-type="string" office:string-value="1 6" calcext:value-type="string">
            <text:p>1 6</text:p>
          </table:table-cell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$B16]&amp;&quot; &quot;&amp;[.C$14]" office:value-type="string" office:string-value="2 4" calcext:value-type="string">
            <text:p>2 4</text:p>
          </table:table-cell>
          <table:table-cell table:style-name="ce4" table:formula="of:=[.$B16]&amp;&quot; &quot;&amp;[.D$14]" office:value-type="string" office:string-value="2 5" calcext:value-type="string">
            <text:p>2 5</text:p>
          </table:table-cell>
          <table:table-cell table:style-name="ce4" table:formula="of:=[.$B16]&amp;&quot; &quot;&amp;[.E$14]" office:value-type="string" office:string-value="2 6" calcext:value-type="string">
            <text:p>2 6</text:p>
          </table:table-cell>
          <table:table-cell table:style-name="ce3"/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4" table:formula="of:=[.$B17]&amp;&quot; &quot;&amp;[.C$14]" office:value-type="string" office:string-value="3 4" calcext:value-type="string">
            <text:p>3 4</text:p>
          </table:table-cell>
          <table:table-cell table:style-name="ce4" table:formula="of:=[.$B17]&amp;&quot; &quot;&amp;[.D$14]" office:value-type="string" office:string-value="3 5" calcext:value-type="string">
            <text:p>3 5</text:p>
          </table:table-cell>
          <table:table-cell table:style-name="ce4" table:formula="of:=[.$B17]&amp;&quot; &quot;&amp;[.E$14]" office:value-type="string" office:string-value="3 6" calcext:value-type="string">
            <text:p>3 6</text:p>
          </table:table-cell>
          <table:table-cell table:style-name="ce3"/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Default" table:number-columns-repeated="3"/>
          <table:table-cell table:style-name="ce3"/>
          <table:table-cell table:style-name="ce1"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JetBrains Mono Medium" svg:font-family="'JetBrains Mono Medium'" style:font-pitch="fixed"/>
    <style:font-face style:name="Pragmata Pro Mono" svg:font-family="'Pragmata Pr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0:30:08.642838354</meta:creation-date>
    <dc:date>2020-04-24T10:43:01.113259861</dc:date>
    <meta:editing-duration>PT2M42S</meta:editing-duration>
    <meta:editing-cycles>1</meta:editing-cycles>
    <meta:generator>LibreOffice/6.0.7.3$Linux_X86_64 LibreOffice_project/00m0$Build-3</meta:generator>
    <meta:document-statistic meta:table-count="1" meta:cell-count="59" meta:object-count="0"/>
  </office:meta>
</office:document-meta>
</file>